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31f1" officeooo:paragraph-rsid="000dd7af"/>
    </style:style>
    <style:style style:name="P2" style:family="paragraph" style:parent-style-name="Standard">
      <style:text-properties officeooo:rsid="000dd7af" officeooo:paragraph-rsid="000dd7af"/>
    </style:style>
    <style:style style:name="T1" style:family="text">
      <style:text-properties officeooo:rsid="000dd7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 poniedziałek 1 października obchodziliśmy w naszej szkole Światowy Dzień Tabliczki Mnożenia pod hasłem ,,Młodsi sprawdzają czy starsi tabliczkę mnożenia znają”. Inauguracja tego dnia odbyła się na apelu szkolnym, kiedy to <text:s/>pani dyrektor Elżbieta Hajdenrajch-Stępień zwróciła się do wszystkich uczniów słowami ,,Światowy Dzień Tabliczki Mnożenia uważam za otwarty”. Pani Aneta Gajewska przedstawiła program przewidziany na ten dzień. <text:span text:style-name="T1">Patrol egzaminacyjny </text:span></text:p>
      <text:p text:style-name="P1"><text:span text:style-name="T1">w składzie:</text:span></text:p>
      <text:p text:style-name="P2">Oliwia Banasiak – egzaminator,</text:p>
      <text:p text:style-name="P2">Adam Bucior – egzaminator,</text:p>
      <text:p text:style-name="P2">Karol Skórski – egzaminator,</text:p>
      <text:p text:style-name="P2">Aneta Gajewska – koordynator na każdej przerwie sprawdzał znajomość tabliczki mnożenia wśród chętnych do odpowiedzi uczniów. Każdy kto zdał egzamin otrzymał legitymację Eksperta Tabliczki Mnożenia. Chętnych do zdania egzaminu było bardzo wielu. Dziękuję wszystkim, którzy wzięli udział w obchodach Światowego Dnia Tabliczki Mnożenia.</text:p>
      <text:p text:style-name="P2">Aneta Gajews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9:28:25.356000000</meta:creation-date>
    <dc:date>2018-10-03T19:49:47.935000000</dc:date>
    <meta:editing-duration>PT10M2S</meta:editing-duration>
    <meta:editing-cycles>1</meta:editing-cycles>
    <meta:document-statistic meta:table-count="0" meta:image-count="0" meta:object-count="0" meta:page-count="1" meta:paragraph-count="7" meta:word-count="114" meta:character-count="898" meta:non-whitespace-character-count="785"/>
    <meta:generator>LibreOffice/5.4.2.2$Windows_X86_64 LibreOffice_project/22b09f6418e8c2d508a9eaf86b2399209b0990f4</meta:generator>
  </office:meta>
</office:document-meta>
</file>